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846in"/>
    </style:style>
    <style:style style:name="co2" style:family="table-column">
      <style:table-column-properties fo:break-before="auto" style:column-width="5.289in"/>
    </style:style>
    <style:style style:name="co3" style:family="table-column">
      <style:table-column-properties fo:break-before="auto" style:column-width="3.5953in"/>
    </style:style>
    <style:style style:name="co4" style:family="table-column">
      <style:table-column-properties fo:break-before="auto" style:column-width="5.6217in"/>
    </style:style>
    <style:style style:name="co5" style:family="table-column">
      <style:table-column-properties fo:break-before="auto" style:column-width="2.8874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3756in"/>
    </style:style>
    <style:style style:name="co8" style:family="table-column">
      <style:table-column-properties fo:break-before="auto" style:column-width="1.8366in"/>
    </style:style>
    <style:style style:name="co9" style:family="table-column">
      <style:table-column-properties fo:break-before="auto" style:column-width="3.9598in"/>
    </style:style>
    <style:style style:name="co10" style:family="table-column">
      <style:table-column-properties fo:break-before="auto" style:column-width="2.716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d7d7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780373"/>
    </style:style>
    <style:style style:name="ce9" style:family="table-cell" style:parent-style-name="Default">
      <style:table-cell-properties fo:background-color="#729fcf"/>
    </style:style>
    <style:style style:name="ce10" style:family="table-cell" style:parent-style-name="Default">
      <style:table-cell-properties fo:background-color="#acb20c"/>
    </style:style>
    <style:style style:name="ce3" style:family="table-cell" style:parent-style-name="Default">
      <style:table-cell-properties fo:background-color="#81d41a"/>
    </style:style>
    <style:style style:name="ce12" style:family="table-cell" style:parent-style-name="Default">
      <style:table-cell-properties fo:background-color="#ffbf00"/>
    </style:style>
    <style:style style:name="ce13" style:family="table-cell" style:parent-style-name="Default">
      <style:table-cell-properties fo:background-color="#b2b2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Al Jazeera EN</text:p>
          </table:table-cell>
          <table:table-cell office:value-type="string" calcext:value-type="string">
            <text:p>Al Jazeera AR</text:p>
          </table:table-cell>
          <table:table-cell office:value-type="string" calcext:value-type="string">
            <text:p>Al Arabiya</text:p>
          </table:table-cell>
          <table:table-cell office:value-type="string" calcext:value-type="string">
            <text:p>Arab News</text:p>
          </table:table-cell>
          <table:table-cell office:value-type="string" calcext:value-type="string">
            <text:p>BBC Arabic</text:p>
          </table:table-cell>
          <table:table-cell office:value-type="string" calcext:value-type="string">
            <text:p>The Majalla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Nancy Pelosi narrowly re-elected as US House speaker</text:p>
          </table:table-cell>
          <table:table-cell table:style-name="ce2" office:value-type="string" calcext:value-type="string">
            <text:p>للمرة الرابعة.. انتخاب نانسي بيلوسي رئيسة لمجلس النواب الأميركي</text:p>
          </table:table-cell>
          <table:table-cell office:value-type="string" calcext:value-type="string">
            <text:p>لمواجهة تهديدات إيران.. خطوة جديدة من البنتاغون</text:p>
          </table:table-cell>
          <table:table-cell office:value-type="string" calcext:value-type="string">
            <text:p>How COVID-19 vaccines will reach both rich and poor over time</text:p>
          </table:table-cell>
          <table:table-cell office:value-type="string" calcext:value-type="string">
            <text:p>Outdated</text:p>
          </table:table-cell>
          <table:table-cell office:value-type="string" calcext:value-type="string">
            <text:p>Broke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banon: Several hurt in gas warehouse blast near Syria border</text:p>
          </table:table-cell>
          <table:table-cell office:value-type="string" calcext:value-type="string">
            <text:p>هنية يعلن قبول حماس إجراء انتخابات فلسطينية على التوالي لا التزامن</text:p>
          </table:table-cell>
          <table:table-cell office:value-type="string" calcext:value-type="string">
            <text:p>العراق: على أميركا وإيران احترام سيادة أراضينا</text:p>
          </table:table-cell>
          <table:table-cell office:value-type="string" calcext:value-type="string">
            <text:p>Bangladesh says photographer’s arrest not related to controversial transfer of Rohingyas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Trump urges Georgia official to overturn vote in leaked call</text:p>
          </table:table-cell>
          <table:table-cell office:value-type="string" calcext:value-type="string">
            <text:p>مستشار بايدن: مقتل سليماني لم يجعل أميركا أكثر أمنا ولم يوقف الاستفزازات الإيرانية</text:p>
          </table:table-cell>
          <table:table-cell office:value-type="string" calcext:value-type="string">
            <text:p>بلسان حسن نصر الله.. إيران تطعن الأسد مجدداً</text:p>
          </table:table-cell>
          <table:table-cell office:value-type="string" calcext:value-type="string">
            <text:p>Website claims Turkish diplomats spied on critics in Hungary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Egypt to probe four COVID deaths due to alleged lack of oxygen</text:p>
          </table:table-cell>
          <table:table-cell table:style-name="ce6" office:value-type="string" calcext:value-type="string">
            <text:p>النيابة تستدعي مدير مستشفى الحسينية بعد وفاة 4 مرضى بكورونا</text:p>
          </table:table-cell>
          <table:table-cell office:value-type="string" calcext:value-type="string">
            <text:p><text:s/>ظل صحافي أعدمته إيران يلاحقها.. حملة للمحاسبة!</text:p>
          </table:table-cell>
          <table:table-cell office:value-type="string" calcext:value-type="string">
            <text:p>Daesh gunmen kill 11 minority Shiite coal miners in SW Pakistan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Nile dam dispute: Sudan, Egypt, Ethiopia agree to hold more talks</text:p>
          </table:table-cell>
          <table:table-cell table:style-name="ce3" office:value-type="string" calcext:value-type="string">
            <text:p>مظاهرة في بغداد لإحياء ذكرى مقتل سليماني والمطالبة بإخراج القوات الأجنبية</text:p>
          </table:table-cell>
          <table:table-cell office:value-type="string" calcext:value-type="string">
            <text:p>تحذير أميركي رفيع من استخدام الجيش لقلب نتائج الانتخابات</text:p>
          </table:table-cell>
          <table:table-cell table:style-name="ce8" office:value-type="string" calcext:value-type="string">
            <text:p>US virus death toll hits 350,000; surge fear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o is right: Facebook or Apple?</text:p>
          </table:table-cell>
          <table:table-cell office:value-type="string" calcext:value-type="string">
            <text:p>شقيق راموس يثير الشكوك بشأن مستقبل قائد ريال مدريد</text:p>
          </table:table-cell>
          <table:table-cell table:style-name="ce12" office:value-type="string" calcext:value-type="string">
            <text:p>إطلاق نار عند كنيسة في تكساس.. قتيل وجرحى</text:p>
          </table:table-cell>
          <table:table-cell office:value-type="string" calcext:value-type="string">
            <text:p>Afghan peace talks resume as bloodshed continues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US tops 350,000 COVID deaths amid fears of new surge</text:p>
          </table:table-cell>
          <table:table-cell table:style-name="ce12" office:value-type="string" calcext:value-type="string">
            <text:p>مقتل شخص وإصابة آخرين في إطلاق نار خارج كنيسة في تكساس الأميركية</text:p>
          </table:table-cell>
          <table:table-cell table:style-name="ce2" office:value-type="string" calcext:value-type="string">
            <text:p>مجدداً.. نانسي بيلوسي رئيسة لمجلس النواب</text:p>
          </table:table-cell>
          <table:table-cell table:style-name="ce10" office:value-type="string" calcext:value-type="string">
            <text:p>India approves local vaccines despite expert fears rollout ‘too early’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 Arms boat rescues 265 migrants in Mediterranean</text:p>
          </table:table-cell>
          <table:table-cell table:style-name="ce9" office:value-type="string" calcext:value-type="string">
            <text:p>كورونا.. بريطانيا تتجه لتشديد القيود والكويت توقف الطيران معها وأميركا تشهد سجالا بين ترامب وفاوتشي</text:p>
          </table:table-cell>
          <table:table-cell office:value-type="string" calcext:value-type="string">
            <text:p>هل يمكنك معرفة من زار حسابك في انستغرام؟</text:p>
          </table:table-cell>
          <table:table-cell office:value-type="string" calcext:value-type="string">
            <text:p>Pakistan workers left in the cold as housing program falter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U offers aid, urges Bosnia to rebuild burned refugee camp</text:p>
          </table:table-cell>
          <table:table-cell table:style-name="ce5" office:value-type="string" calcext:value-type="string">
            <text:p>مكالمة مسربة مدتها ساعة.. ترامب يضغط على سكرتير ولاية جورجيا لإيجاد أصوات لقلب نتيجة الانتخابات</text:p>
          </table:table-cell>
          <table:table-cell office:value-type="string" calcext:value-type="string">
            <text:p>جمهوريون يطالبون الكونغرس بإقرار نتائج الانتخابات</text:p>
          </table:table-cell>
          <table:table-cell office:value-type="string" calcext:value-type="string">
            <text:p>UK judge to rule on US extradition for WikiLeaks’ Assan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dia: Tibetans in exile vote to elect new political leader</text:p>
          </table:table-cell>
          <table:table-cell office:value-type="string" calcext:value-type="string">
            <text:p>الجيش التونسي استثناء.. ماذا فعلت الجيوش العربية بربيع بلادها؟</text:p>
          </table:table-cell>
          <table:table-cell office:value-type="string" calcext:value-type="string">
            <text:p>فاوتشي يرد على اتهامات ترمب: أرقام وفيات كورونا حقيقية</text:p>
          </table:table-cell>
          <table:table-cell office:value-type="string" calcext:value-type="string">
            <text:p>5 killed, 14 wounded in suicide attack in Somali capital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COVID restrictions likely to get ‘tougher’, warns British PM</text:p>
          </table:table-cell>
          <table:table-cell office:value-type="string" calcext:value-type="string">
            <text:p>أخطاء مالية تمنعك من تحقيق الاستقلال المالي</text:p>
          </table:table-cell>
          <table:table-cell office:value-type="string" calcext:value-type="string">
            <text:p>وزير إعلام اليمن: تفجير مطار عدن كان انتقاما لمقتل سليماني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India’s approval of own COVID vaccine criticised for lack of data</text:p>
          </table:table-cell>
          <table:table-cell office:value-type="string" calcext:value-type="string">
            <text:p>بعد دخوله موسوعة غينيس.. بدء تصوير النسخة العربية من الفيلم الإيطالي "غرباء بالكامل</text:p>
          </table:table-cell>
          <table:table-cell table:style-name="ce13" office:value-type="string" calcext:value-type="string">
            <text:p>مصر تتحدث عن اتفاق ملزم.. وإثيوبيا: لن نفرط في حقنا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veral dead as roof collapses at Indian cremation site: Police</text:p>
          </table:table-cell>
          <table:table-cell office:value-type="string" calcext:value-type="string">
            <text:p>بوبيرو مؤرخ العلمانية الفرنسية لماكرون: لا تتحدثون عن قيم الجمهورية إلا عند تناول الإسلام</text:p>
          </table:table-cell>
          <table:table-cell office:value-type="string" calcext:value-type="string">
            <text:p>مستشار بايدن: يجب التفاوض على البرنامج الصاروخي قبل الاتفاق النووي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ibya starts using new exchange rate as economy struggles</text:p>
          </table:table-cell>
          <table:table-cell table:style-name="ce6" office:value-type="string" calcext:value-type="string">
            <text:p>النيابة المصرية تبدأ التحقيق في حالات وفاة بمستشفى الحسينية</text:p>
          </table:table-cell>
          <table:table-cell office:value-type="string" calcext:value-type="string">
            <text:p>فيديو لمصري يقتل زوجته بالشارع.. وجلس يدخن بجوار الجثة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Iraqis demand US troops pull out on Soleimani killing anniversary</text:p>
          </table:table-cell>
          <table:table-cell table:style-name="ce7" office:value-type="string" calcext:value-type="string">
            <text:p>السودان.. مناقشة إمكانية استئناف مفاوضات سد النهضة في ظل مذكرة اتفاق</text:p>
          </table:table-cell>
          <table:table-cell office:value-type="string" calcext:value-type="string">
            <text:p>بعد تسريب أدلة تورطها بهجوم مطار عدن.. الحوثي تشن حملة اعتقالات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lobal COVID vaccine distribution and inoculations</text:p>
          </table:table-cell>
          <table:table-cell table:style-name="ce7" office:value-type="string" calcext:value-type="string">
            <text:p>مفاوضات سد النهضة.. اتفاق ثلاثي على مواصلة الاجتماعات واستمرار </text:p>
          </table:table-cell>
          <table:table-cell office:value-type="string" calcext:value-type="string">
            <text:p>احتجاجات للمتقاعدين في إيران "يا ويلكم من كل هذا الظلم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gypt approves Chinese COVID vaccine, roll-out likely this month</text:p>
          </table:table-cell>
          <table:table-cell table:style-name="ce3" office:value-type="string" calcext:value-type="string">
            <text:p>إحياء ذكرى مقتل سليماني والمهندس.. مظاهرة حاشدة في بغداد وخطاب لنصر الله وتأهب عسكري إسرائيلي</text:p>
          </table:table-cell>
          <table:table-cell office:value-type="string" calcext:value-type="string">
            <text:p>إسرائيل تمنع التحرك بالقرب من السياج الحدودي مع لبنان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 talk show host Larry King in hospital with COVID: Report</text:p>
          </table:table-cell>
          <table:table-cell office:value-type="string" calcext:value-type="string">
            <text:p>تمارين بسيطة لمحاربة طقطقة الرقبة</text:p>
          </table:table-cell>
          <table:table-cell office:value-type="string" calcext:value-type="string">
            <text:p>سليماني بمناطق حزب الله.. وناشطون ينتقدون "طهران أولى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e UK’s newest front-line workers: Afghan fruit sellers</text:p>
          </table:table-cell>
          <table:table-cell office:value-type="string" calcext:value-type="string">
            <text:p>عملة بتكوين تحقق أعلى سعر لها على الإطلاق.. استثمار آمن أم فقاعة وهمية؟</text:p>
          </table:table-cell>
          <table:table-cell office:value-type="string" calcext:value-type="string">
            <text:p>الجيش اليمني يسقط درون حوثية بالجوف.. وصور تكشف حجمها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Killing Julian Assange</text:p>
          </table:table-cell>
          <table:table-cell office:value-type="string" calcext:value-type="string">
            <text:p>السودان.. الحكومة ترفع أسعار الكهرباء بنسب متفاوتة تصل </text:p>
          </table:table-cell>
          <table:table-cell office:value-type="string" calcext:value-type="string">
            <text:p>بالفيديو.. انفجار ضخم على الحدود اللبنانية السورية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cue workers in Norway find seventh body after landslide</text:p>
          </table:table-cell>
          <table:table-cell office:value-type="string" calcext:value-type="string">
            <text:p>شاهد.. طائرة شحن تركية تهبط اضطراريا بإسطنبول بعد اصطدامها بسرب من الطيور</text:p>
          </table:table-cell>
          <table:table-cell office:value-type="string" calcext:value-type="string">
            <text:p>كيف وقف وحيد حامد في وجه الإرهاب؟.. شهادات على عبقريته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unmen kill many Hazara Shia coal miners in southwest Pakistan</text:p>
          </table:table-cell>
          <table:table-cell office:value-type="string" calcext:value-type="string">
            <text:p>أميركي من أصل أفريقي يحول أشجار الإعدام إلى قيثارات موسيقية</text:p>
          </table:table-cell>
          <table:table-cell office:value-type="string" calcext:value-type="string">
            <text:p>خطر اقتصادي يعقد المشهد في تركيا خلال 20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K court to rule on WikiLeaks founder Assange’s US extradition</text:p>
          </table:table-cell>
          <table:table-cell/>
          <table:table-cell table:style-name="ce3" office:value-type="string" calcext:value-type="string">
            <text:p>استعراض قوة في بغداد.. موالو الحشد يبكون سليماني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audi Arabia reopens borders, resumes international flights</text:p>
          </table:table-cell>
          <table:table-cell/>
          <table:table-cell office:value-type="string" calcext:value-type="string">
            <text:p>سوريا.. قاعدة عسكرية تركية جديدة في محيط عين عيسى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Thousands march in Baghdad on Soleimani assassination anniversary</text:p>
          </table:table-cell>
          <table:table-cell/>
          <table:table-cell office:value-type="string" calcext:value-type="string">
            <text:p>ماسك ألهمهم..المليارديرات الأسرع نمواً في 2020!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من 5 قرون.. يومٌ يعجز العرب والغرب عن نسيانه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الصليب الأحمر باليمن: فقدنا 3 من موظفينا بانفجار مطار عدن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13" office:value-type="string" calcext:value-type="string">
            <text:p>بعد فشل ومراوحة..مفاوضات سد النهضة تنطلق ثانية افتراضيا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الإجابة في أفلامه.. لماذا شمتت الإخوان بوفاة وحيد حامد؟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حراك في بغداد.. لنزع السلاح غير المرخص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وسط توتر متصاعد..إسرائيل ترد على اتهامات طهران: "تفاهة"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كورونا المتحور يرعب بريطانيا.. وتأكيد رسمي "المدارس آمنة"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فصائل الوفاق تنقلب على التفاهمات.. وترفض فتح الطرقات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مئات النساء بمعتقلات الحوثي.. خطف واعتداءات جسيمة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إيران تخصص ميزانية ثأر لسليماني.. من أرصدتها بالعراق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للدموع فوائد مذهلة.. وسر الضحك بعد البكاء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معتقل سابق يكشف.. "هكذا تستعمل طهران الرهائن للتفاوض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خبر سار.. شفاء أول حالة إصابة بالفيروس المتحور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قادمة من الخرطوم.. أول طائرة تحط في مطار عدن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لأول مرة.. رقم مصابي كورونا في السعودية يصل هذا الحد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بالصور والتفاصيل.. هكذا يعمل لقاح أوكسفورد ضد كورونا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مجلس التعاون الخليجي: الملف الاقتصادي عنوان القمة الـ4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حزب الله يتحدى حكومة العراق: لن نسمح لأحد بنزع سلاحنا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قاآني لم يملأ فراغ سليماني.. حزب الله قلق بعد رحيله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هل هي ابنة مارادونا؟.. لاعبة أرجنتينية تطالب بالنسب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إيران تقر: أنفقنا 17 مليار دولار على أنشطتنا بالمنطقة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6" office:value-type="string" calcext:value-type="string">
            <text:p>"كل اللي في العناية مات".. مشهد مؤلم لضحايا كورونا بمصر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<text:s/>أردوغان يشعل موجة غضب.. بعد تصريحات عن محجبات المعارضة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بنس يفجر مفاجأة.. حول اعتراض الجمهوريين على الانتخابات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استعدوا.. هذه أبرز الأحداث المنتظرة في 202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4">00/00/0000</text:date>, <text:time style:data-style-name="N2" text:time-value="11:37:17.5233313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09:07:29.316994504</meta:creation-date>
    <dc:date>2021-01-04T12:46:35.650323767</dc:date>
    <meta:editing-duration>P9DT8H10M23S</meta:editing-duration>
    <meta:editing-cycles>20</meta:editing-cycles>
    <meta:generator>LibreOffice/6.4.6.2$Linux_X86_64 LibreOffice_project/40$Build-2</meta:generator>
    <meta:document-statistic meta:table-count="1" meta:cell-count="115" meta:object-count="0"/>
  </office:meta>
</office:document-meta>
</file>